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Home</text:p>
          </table:table-cell>
          <table:table-cell office:value-type="string">
            <text:p>Draw</text:p>
          </table:table-cell>
          <table:table-cell office:value-type="string">
            <text:p>Away</text:p>
          </table:table-cell>
          <table:table-cell/>
          <table:table-cell office:value-type="string">
            <text:p>Bet Home</text:p>
          </table:table-cell>
          <table:table-cell office:value-type="string">
            <text:p>Bet Draw</text:p>
          </table:table-cell>
          <table:table-cell office:value-type="string">
            <text:p>Bet Away</text:p>
          </table:table-cell>
          <table:table-cell/>
          <table:table-cell office:value-type="string">
            <text:p>Total Bet</text:p>
          </table:table-cell>
          <table:table-cell/>
          <table:table-cell office:value-type="string">
            <text:p>Win Home</text:p>
          </table:table-cell>
          <table:table-cell office:value-type="string">
            <text:p>Win Draw</text:p>
          </table:table-cell>
          <table:table-cell office:value-type="string">
            <text:p>Win Away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9">
            <text:p>9</text:p>
          </table:table-cell>
          <table:table-cell office:value-type="float" office:value="3.3">
            <text:p>3.3</text:p>
          </table:table-cell>
          <table:table-cell/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/>
          <table:table-cell table:formula="of:=[.E2]+[.F2]+[.G2]" office:value-type="float" office:value="171">
            <text:p>171</text:p>
          </table:table-cell>
          <table:table-cell/>
          <table:table-cell table:formula="of:=[.A2] * [.E2]" office:value-type="float" office:value="175">
            <text:p>175</text:p>
          </table:table-cell>
          <table:table-cell table:formula="of:=[.B2]*[.F2]" office:value-type="float" office:value="171">
            <text:p>171</text:p>
          </table:table-cell>
          <table:table-cell table:formula="of:=[.C2]*[.G2]" office:value-type="float" office:value="171.6">
            <text:p>171.6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/>
          <table:table-cell office:value-type="float" office:value="3.3">
            <text:p>3.3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table:formula="of:=[.E3]+[.F3]+[.G3]" office:value-type="float" office:value="154">
            <text:p>154</text:p>
          </table:table-cell>
          <table:table-cell/>
          <table:table-cell table:formula="of:=[.A3] * [.E3]" office:value-type="float" office:value="175">
            <text:p>175</text:p>
          </table:table-cell>
          <table:table-cell table:formula="of:=[.B3]*[.F3]" office:value-type="float" office:value="0">
            <text:p>0</text:p>
          </table:table-cell>
          <table:table-cell table:formula="of:=[.C3]*[.G3]" office:value-type="float" office:value="178.2">
            <text:p>178.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10/04/2017</text:date>, <text:time>19:4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jo </meta:initial-creator>
    <meta:creation-date>2017-10-04T19:30:27.19</meta:creation-date>
    <dc:date>2017-10-04T19:46:41.50</dc:date>
    <dc:creator>Gajo </dc:creator>
    <meta:editing-duration>PT1M3S</meta:editing-duration>
    <meta:editing-cycles>1</meta:editing-cycles>
    <meta:document-statistic meta:table-count="3" meta:cell-count="30" meta:object-count="0"/>
    <meta:generator>OpenOffice/4.1.3$Win32 OpenOffice.org_project/413m1$Build-9783</meta:generator>
  </office:meta>
</office:document-meta>
</file>